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7, 2021 (05:07:0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document contains useful keyboard shortcuts for different operating systems and IDEs.</text:p>
      <text:p text:style-name="Text_20_body">* = these commands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2" text:outline-level="2"><text:bookmark-start text:name="build-solution"/>Build solution<text:bookmark-end text:name="build-solution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hift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hift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7T21:07:16Z</meta:creation-date>
    <dc:date>2021-07-07T21:07:16Z</dc:date>
    <meta:user-defined meta:name="date" meta:value-type="string">July   7, 2021 (05:07:0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